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afe3" officeooo:paragraph-rsid="001cafe3"/>
    </style:style>
    <style:style style:name="P2" style:family="paragraph" style:parent-style-name="Standard">
      <style:text-properties officeooo:rsid="00214686" officeooo:paragraph-rsid="00214686"/>
    </style:style>
    <style:style style:name="P3" style:family="paragraph" style:parent-style-name="Standard">
      <style:text-properties officeooo:rsid="0023253c" officeooo:paragraph-rsid="0023253c"/>
    </style:style>
    <style:style style:name="T1" style:family="text">
      <style:text-properties officeooo:rsid="001cafe3"/>
    </style:style>
    <style:style style:name="T2" style:family="text">
      <style:text-properties officeooo:rsid="001e9f2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新建账户信息</text:p>
      <text:p text:style-name="Standard"/>
      <text:p text:style-name="Standard">密码都是<text:span text:style-name="T1">123456</text:span></text:p>
      <text:p text:style-name="Standard">./../../build/bin/geth --datadir ./data account new</text:p>
      <text:p text:style-name="Standard"/>
      <text:p text:style-name="P1">node1</text:p>
      <text:p text:style-name="P1">Public address of the key: <text:s text:c="2"/>0x36EC0450edd410EeD11865fF757dAF36fB101cf2</text:p>
      <text:p text:style-name="P1">Path of the secret key file: data/keystore/UTC—2020-07-24T15-10-00.184768171Z--36ec0450edd410eed11865ff757daf36fb101cf2</text:p>
      <text:p text:style-name="P1"/>
      <text:p text:style-name="P1">node2</text:p>
      <text:p text:style-name="P1">Public address of the key: <text:s text:c="2"/>0x125167EC8C413654a47FDc860dFDf28f884B7D2d</text:p>
      <text:p text:style-name="P1">Path of the secret key file: data/keystore/UTC—2020-07-24T15-12-46.216544138Z--125167ec8c413654a47fdc860dfdf28f884b7d2d</text:p>
      <text:p text:style-name="P1"/>
      <text:p text:style-name="P1">signer1</text:p>
      <text:p text:style-name="P1">Public address of the key: <text:s text:c="2"/>0xF886F1916926Dc60F9C75941dBEa1856f997FDe1</text:p>
      <text:p text:style-name="P1">Path of the secret key file: data/keystore/UTC—2020-07-24T15-13-37.141927737Z--f886f1916926dc60f9c75941dbea1856f997fde1</text:p>
      <text:p text:style-name="P1"/>
      <text:p text:style-name="P1">signer2</text:p>
      <text:p text:style-name="P1">Public address of the key: <text:s text:c="2"/>0xf390cC230F95e4D496402225Dee7c6E2c3804A2D</text:p>
      <text:p text:style-name="P1">Path of the secret key file: data/keystore/UTC--2020-07-24T15-14-20.271775633Z--f390cc230f95e4d496402225dee7c6e2c3804a2d</text:p>
      <text:p text:style-name="P1"/>
      <text:p text:style-name="P1"/>
      <text:p text:style-name="P1">./../../build/bin/geth --datadir ./data --networkid <text:span text:style-name="T2">540980</text:span> --port 9000 console</text:p>
      <text:p text:style-name="P1"/>
      <text:p text:style-name="P1"/>
      <text:p text:style-name="P1">./../../build/bin/geth --datadir ./data --networkid 540980 --port 9002 --unlock 0xF886F1916926Dc60F9C75941dBEa1856f997FDe1 <text:s/>console</text:p>
      <text:p text:style-name="P1"/>
      <text:p text:style-name="P2">ksstore address</text:p>
      <text:p text:style-name="P2">0x2D48B558A66Cf71D1c78280aafFb8d6a84Dd55B8</text:p>
      <text:p text:style-name="P2"/>
      <text:p text:style-name="P3">kvtest</text:p>
      <text:p text:style-name="P3">0x527cD95AFB34c528fDFFb3dC37849F89cb646c92</text:p>
      <text:p text:style-name="P3"/>
      <text:p text:style-name="P3"/>
      <text:p text:style-name="P3"/>
      <text:p text:style-name="P3"/>
      <text:p text:style-name="P3">{</text:p>
      <text:p text:style-name="P3"><text:tab/>"linkReferences": {},</text:p>
      <text:p text:style-name="P3"><text:tab/>"object": "608060405234801561001057600080fd5b50610e2d806100206000396000f3fe60806040526004361061003b576000357c0100000000000000000000000000000000000000000000000000000000900480631b9b24e014610040575b600080fd5b34801561004c57600080fd5b506102eb600480360360a081101561006357600080fd5b81019080803573ffffffffffffffffffffffffffffffffffffffff169060200190929190803590602001906401000000008111156100a057600080fd5b8201836020820111156100b257600080fd5b803590602001918460018302840111640100000000831117156100d457600080fd5b91908080601f016020809104026020016040519081016040528093929190818152602001838380828437600081840152601f19601f820116905080830192505050505050509192919290803590602001906401000<text:soft-page-break/>0000081111561013757600080fd5b82018360208201111561014957600080fd5b8035906020019184600183028401116401000000008311171561016b57600080fd5b91908080601f016020809104026020016040519081016040528093929190818152602001838380828437600081840152601f19601f820116905080830192505050505050509192919290803590602001906401000000008111156101ce57600080fd5b8201836020820111156101e057600080fd5b8035906020019184600183028401116401000000008311171561020257600080fd5b91908080601f016020809104026020016040519081016040528093929190818152602001838380828437600081840152601f19601f8201169050808301925050505050505091929192908035906020019064010000000081111561026557600080fd5b82018360208201111561027757600080fd5b8035906020019184600183028401116401000000008311171561029957600080fd5b91908080601f016020809104026020016040519081016040528093929190818152602001838380828437600081840152601f19601f8201169050808301925050505050505091929192905050506102ed565b005b600085905060608173ffffffffffffffffffffffffffffffffffffffff1663693ec85e876040518263ffffffff167c01000000000000000000000000000000000000000000000000000000000281526004018080602001828103825283818151815260200191508051906020019080838360005b8381101561037c578082015181840152602081019050610361565b50505050905090810190601f1680156103a95780820380516001836020036101000a031916815260200191505b509250505060006040518083038186803b1580156103c657600080fd5b505afa1580156103da573d6000803e3d6000fd5b505050506040513d6000823e3d601f19601f82011682018060405250602081101561040457600080fd5b81019080805164010000000081111561041c57600080fd5b8281019050602081018481111561043257600080fd5b815185600182028301116401000000008211171561044f57600080fd5b505092919050505090508490508173ffffffffffffffffffffffffffffffffffffffff1663e942b51687836040518363ffffffff167c0100000000000000000000000000000000000000000000000000000000028152600401808060200180602001838103835285818151815260200191508051906020019080838360005b838110156104e95780820151818401526020810190506104ce565b50505050905090810190601f1680156105165780820380516001836020036101000a031916815260200191505b50838103825284818151815260200191508051906020019080838360005b8381101561054f578082015181840152602081019050610534565b50505050905090810190601f16801561057c5780820380516001836020036101000a031916815260200191505b50945050505050600060405180830381600087803b15801561059d57600080fd5b505af11580156105b1573d6000803e3d6000fd5b505050508173ffffffffffffffffffffffffffffffffffffffff1663693ec85e866040518263ffffffff167c01000000000000000000000000000000000000000000000000000000000281526004018080602001828103825283818151815260200191508051906020019080838360005b8381101561063d578082015181840152602081019050610622565b50505050905090810190601f16801561066a5780820380516001836020036101000a031916815260200191505b509250505060006040518083038186803b15801561068757600080fd5b505afa15801561069b573d6000803e3d6000fd5b505050506040513d6000823e3d601f19601f8201168201806040525060208110156106c557600080fd5b8101908080516401000000008111156106dd57600080fd5b828101905060208101848111156106f357600080fd5b815185600182028301116401000000008211171561071057600080fd5b505092919050505090508390508173ffffffffffffffffffffffffffffffffffffffff1663e942b51686836040518363ffffffff167c0100000000000000000000000000000000000000000000000000000000028152600401808060200180602001838103835285818151815260200191508051906020019080838360005b838110156107aa57808201518184015260208101905061078f565b50505050905090810190601f1680156107d75780820380516001836020036101000a031916815260200191505b50838103825284818151815260200191508051906020019080838360005b838110156108105780820151818401526020810190506107f5565b50505050905090810190601f16801561083d5780820380516001836020036101000a031916815260200191505b50945050505050600060405180830381600087803b15801561085e57600080fd5b505af1158015610872573d6000803e3d6000fd5b505050508173ffffffffffffffffffffffffffffffffffffffff1663693ec85e856040518263ffffffff167c01000000000000000000000000000000000000000000000000000000000281526004018080602001828103825283818151815260200191508051906020019080838360005b838110156108fe5780820151818401526020810190506108e3565b50505050905090810190601f16801561092b5780820380516001836020036101000a031916815260200191505b509250505060006040518083038186803b15801561094857600080fd5b505afa15801561095c573d6000803e3d6000fd5b505050506040513d6000823e3d601f19601f820116820180604052506020811015610986<text:soft-page-break/>57600080fd5b81019080805164010000000081111561099e57600080fd5b828101905060208101848111156109b457600080fd5b81518560018202830111640100000000821117156109d157600080fd5b505092919050505090508290508173ffffffffffffffffffffffffffffffffffffffff1663e942b51685836040518363ffffffff167c0100000000000000000000000000000000000000000000000000000000028152600401808060200180602001838103835285818151815260200191508051906020019080838360005b83811015610a6b578082015181840152602081019050610a50565b50505050905090810190601f168015610a985780820380516001836020036101000a031916815260200191505b50838103825284818151815260200191508051906020019080838360005b83811015610ad1578082015181840152602081019050610ab6565b50505050905090810190601f168015610afe5780820380516001836020036101000a031916815260200191505b50945050505050600060405180830381600087803b158015610b1f57600080fd5b505af1158015610b33573d6000803e3d6000fd5b505050508173ffffffffffffffffffffffffffffffffffffffff1663693ec85e846040518263ffffffff167c01000000000000000000000000000000000000000000000000000000000281526004018080602001828103825283818151815260200191508051906020019080838360005b83811015610bbf578082015181840152602081019050610ba4565b50505050905090810190601f168015610bec5780820380516001836020036101000a031916815260200191505b509250505060006040518083038186803b158015610c0957600080fd5b505afa158015610c1d573d6000803e3d6000fd5b505050506040513d6000823e3d601f19601f820116820180604052506020811015610c4757600080fd5b810190808051640100000000811115610c5f57600080fd5b82810190506020810184811115610c7557600080fd5b8151856001820283011164010000000082111715610c9257600080fd5b505092919050505090508590508173ffffffffffffffffffffffffffffffffffffffff1663e942b51684836040518363ffffffff167c0100000000000000000000000000000000000000000000000000000000028152600401808060200180602001838103835285818151815260200191508051906020019080838360005b83811015610d2c578082015181840152602081019050610d11565b50505050905090810190601f168015610d595780820380516001836020036101000a031916815260200191505b50838103825284818151815260200191508051906020019080838360005b83811015610d92578082015181840152602081019050610d77565b50505050905090810190601f168015610dbf5780820380516001836020036101000a031916815260200191505b50945050505050600060405180830381600087803b158015610de057600080fd5b505af1158015610df4573d6000803e3d6000fd5b505050505050505050505056fea165627a7a723058208824f1ad337f8edb8e94097af15965ae3650dcedec4d49b8c4c3346540c2a58e0029",</text:p>
      <text:p text:style-name="P3"><text:tab/>"opcodes": "PUSH1 0x80 PUSH1 0x40 MSTORE CALLVALUE DUP1 ISZERO PUSH2 0x10 JUMPI PUSH1 0x0 DUP1 REVERT JUMPDEST POP PUSH2 0xE2D DUP1 PUSH2 0x20 PUSH1 0x0 CODECOPY PUSH1 0x0 RETURN INVALID PUSH1 0x80 PUSH1 0x40 MSTORE PUSH1 0x4 CALLDATASIZE LT PUSH2 0x3B JUMPI PUSH1 0x0 CALLDATALOAD PUSH29 0x100000000000000000000000000000000000000000000000000000000 SWAP1 DIV DUP1 PUSH4 0x1B9B24E0 EQ PUSH2 0x40 JUMPI JUMPDEST PUSH1 0x0 DUP1 REVERT JUMPDEST CALLVALUE DUP1 ISZERO PUSH2 0x4C JUMPI PUSH1 0x0 DUP1 REVERT JUMPDEST POP PUSH2 0x2EB PUSH1 0x4 DUP1 CALLDATASIZE SUB PUSH1 0xA0 DUP2 LT ISZERO PUSH2 0x63 JUMPI PUSH1 0x0 DUP1 REVERT JUMPDEST DUP2 ADD SWAP1 DUP1 DUP1 CALLDATALOAD PUSH20 0xFFFFFFFFFFFFFFFFFFFFFFFFFFFFFFFFFFFFFFFF AND SWAP1 PUSH1 0x20 ADD SWAP1 SWAP3 SWAP2 SWAP1 DUP1 CALLDATALOAD SWAP1 PUSH1 0x20 ADD SWAP1 PUSH5 0x100000000 DUP2 GT ISZERO PUSH2 0xA0 JUMPI PUSH1 0x0 DUP1 REVERT JUMPDEST DUP3 ADD DUP4 PUSH1 0x20 DUP3 ADD GT ISZERO PUSH2 0xB2 JUMPI PUSH1 0x0 DUP1 REVERT JUMPDEST DUP1 CALLDATALOAD SWAP1 PUSH1 0x20 ADD SWAP2 DUP5 PUSH1 0x1 DUP4 MUL DUP5 ADD GT PUSH5 0x100000000 DUP4 GT OR ISZERO PUSH2 0xD4 JUMPI PUSH1 0x0 DUP1 REVERT JUMPDEST SWAP2 SWAP1 DUP1 DUP1 PUSH1 0x1F ADD PUSH1 0x20 DUP1 SWAP2 DIV MUL PUSH1 0x20 ADD PUSH1 0x40 MLOAD SWAP1 DUP2 ADD PUSH1 0x40 MSTORE DUP1 SWAP4 SWAP3 SWAP2 SWAP1 DUP2 DUP2 MSTORE PUSH1 0x20 ADD DUP4 DUP4 DUP1 DUP3 DUP5 CALLDATACOPY PUSH1 0x0 DUP2 DUP5 ADD MSTORE PUSH1 0x1F NOT PUSH1 0x1F DUP3 ADD AND SWAP1 POP DUP1 DUP4 ADD SWAP3 POP POP POP POP POP POP POP SWAP2 SWAP3 <text:soft-page-break/>SWAP2 SWAP3 SWAP1 DUP1 CALLDATALOAD SWAP1 PUSH1 0x20 ADD SWAP1 PUSH5 0x100000000 DUP2 GT ISZERO PUSH2 0x137 JUMPI PUSH1 0x0 DUP1 REVERT JUMPDEST DUP3 ADD DUP4 PUSH1 0x20 DUP3 ADD GT ISZERO PUSH2 0x149 JUMPI PUSH1 0x0 DUP1 REVERT JUMPDEST DUP1 CALLDATALOAD SWAP1 PUSH1 0x20 ADD SWAP2 DUP5 PUSH1 0x1 DUP4 MUL DUP5 ADD GT PUSH5 0x100000000 DUP4 GT OR ISZERO PUSH2 0x16B JUMPI PUSH1 0x0 DUP1 REVERT JUMPDEST SWAP2 SWAP1 DUP1 DUP1 PUSH1 0x1F ADD PUSH1 0x20 DUP1 SWAP2 DIV MUL PUSH1 0x20 ADD PUSH1 0x40 MLOAD SWAP1 DUP2 ADD PUSH1 0x40 MSTORE DUP1 SWAP4 SWAP3 SWAP2 SWAP1 DUP2 DUP2 MSTORE PUSH1 0x20 ADD DUP4 DUP4 DUP1 DUP3 DUP5 CALLDATACOPY PUSH1 0x0 DUP2 DUP5 ADD MSTORE PUSH1 0x1F NOT PUSH1 0x1F DUP3 ADD AND SWAP1 POP DUP1 DUP4 ADD SWAP3 POP POP POP POP POP POP POP SWAP2 SWAP3 SWAP2 SWAP3 SWAP1 DUP1 CALLDATALOAD SWAP1 PUSH1 0x20 ADD SWAP1 PUSH5 0x100000000 DUP2 GT ISZERO PUSH2 0x1CE JUMPI PUSH1 0x0 DUP1 REVERT JUMPDEST DUP3 ADD DUP4 PUSH1 0x20 DUP3 ADD GT ISZERO PUSH2 0x1E0 JUMPI PUSH1 0x0 DUP1 REVERT JUMPDEST DUP1 CALLDATALOAD SWAP1 PUSH1 0x20 ADD SWAP2 DUP5 PUSH1 0x1 DUP4 MUL DUP5 ADD GT PUSH5 0x100000000 DUP4 GT OR ISZERO PUSH2 0x202 JUMPI PUSH1 0x0 DUP1 REVERT JUMPDEST SWAP2 SWAP1 DUP1 DUP1 PUSH1 0x1F ADD PUSH1 0x20 DUP1 SWAP2 DIV MUL PUSH1 0x20 ADD PUSH1 0x40 MLOAD SWAP1 DUP2 ADD PUSH1 0x40 MSTORE DUP1 SWAP4 SWAP3 SWAP2 SWAP1 DUP2 DUP2 MSTORE PUSH1 0x20 ADD DUP4 DUP4 DUP1 DUP3 DUP5 CALLDATACOPY PUSH1 0x0 DUP2 DUP5 ADD MSTORE PUSH1 0x1F NOT PUSH1 0x1F DUP3 ADD AND SWAP1 POP DUP1 DUP4 ADD SWAP3 POP POP POP POP POP POP POP SWAP2 SWAP3 SWAP2 SWAP3 SWAP1 DUP1 CALLDATALOAD SWAP1 PUSH1 0x20 ADD SWAP1 PUSH5 0x100000000 DUP2 GT ISZERO PUSH2 0x265 JUMPI PUSH1 0x0 DUP1 REVERT JUMPDEST DUP3 ADD DUP4 PUSH1 0x20 DUP3 ADD GT ISZERO PUSH2 0x277 JUMPI PUSH1 0x0 DUP1 REVERT JUMPDEST DUP1 CALLDATALOAD SWAP1 PUSH1 0x20 ADD SWAP2 DUP5 PUSH1 0x1 DUP4 MUL DUP5 ADD GT PUSH5 0x100000000 DUP4 GT OR ISZERO PUSH2 0x299 JUMPI PUSH1 0x0 DUP1 REVERT JUMPDEST SWAP2 SWAP1 DUP1 DUP1 PUSH1 0x1F ADD PUSH1 0x20 DUP1 SWAP2 DIV MUL PUSH1 0x20 ADD PUSH1 0x40 MLOAD SWAP1 DUP2 ADD PUSH1 0x40 MSTORE DUP1 SWAP4 SWAP3 SWAP2 SWAP1 DUP2 DUP2 MSTORE PUSH1 0x20 ADD DUP4 DUP4 DUP1 DUP3 DUP5 CALLDATACOPY PUSH1 0x0 DUP2 DUP5 ADD MSTORE PUSH1 0x1F NOT PUSH1 0x1F DUP3 ADD AND SWAP1 POP DUP1 DUP4 ADD SWAP3 POP POP POP POP POP POP POP SWAP2 SWAP3 SWAP2 SWAP3 SWAP1 POP POP POP PUSH2 0x2ED JUMP JUMPDEST STOP JUMPDEST PUSH1 0x0 DUP6 SWAP1 POP PUSH1 0x60 DUP2 PUSH20 0xFFFFFFFFFFFFFFFFFFFFFFFFFFFFFFFFFFFFFFFF AND PUSH4 0x693EC85E DUP8 PUSH1 0x40 MLOAD DUP3 PUSH4 0xFFFFFFFF AND PUSH29 0x100000000000000000000000000000000000000000000000000000000 MUL DUP2 MSTORE PUSH1 0x4 ADD DUP1 DUP1 PUSH1 0x20 ADD DUP3 DUP2 SUB DUP3 MSTORE DUP4 DUP2 DUP2 MLOAD DUP2 MSTORE PUSH1 0x20 ADD SWAP2 POP DUP1 MLOAD SWAP1 PUSH1 0x20 ADD SWAP1 DUP1 DUP4 DUP4 PUSH1 0x0 JUMPDEST DUP4 DUP2 LT ISZERO PUSH2 0x37C JUMPI DUP1 DUP3 ADD MLOAD DUP2 DUP5 ADD MSTORE PUSH1 0x20 DUP2 ADD SWAP1 POP PUSH2 0x361 JUMP JUMPDEST POP POP POP POP SWAP1 POP SWAP1 DUP2 ADD SWAP1 PUSH1 0x1F AND DUP1 ISZERO PUSH2 0x3A9 JUMPI DUP1 DUP3 SUB DUP1 MLOAD PUSH1 0x1 DUP4 PUSH1 0x20 SUB PUSH2 0x100 EXP SUB NOT AND DUP2 MSTORE PUSH1 0x20 ADD SWAP2 POP JUMPDEST POP SWAP3 POP POP POP PUSH1 0x0 PUSH1 0x40 MLOAD DUP1 DUP4 SUB DUP2 DUP7 DUP1 EXTCODESIZE ISZERO DUP1 ISZERO PUSH2 0x3C6 JUMPI PUSH1 0x0 DUP1 REVERT JUMPDEST POP GAS STATICCALL ISZERO DUP1 ISZERO PUSH2 0x3DA JUMPI RETURNDATASIZE PUSH1 0x0 DUP1 RETURNDATACOPY RETURNDATASIZE PUSH1 0x0 REVERT JUMPDEST POP POP POP POP PUSH1 0x40 MLOAD RETURNDATASIZE PUSH1 0x0 DUP3 RETURNDATACOPY RETURNDATASIZE PUSH1 0x1F NOT PUSH1 0x1F DUP3 ADD AND <text:soft-page-break/>DUP3 ADD DUP1 PUSH1 0x40 MSTORE POP PUSH1 0x20 DUP2 LT ISZERO PUSH2 0x404 JUMPI PUSH1 0x0 DUP1 REVERT JUMPDEST DUP2 ADD SWAP1 DUP1 DUP1 MLOAD PUSH5 0x100000000 DUP2 GT ISZERO PUSH2 0x41C JUMPI PUSH1 0x0 DUP1 REVERT JUMPDEST DUP3 DUP2 ADD SWAP1 POP PUSH1 0x20 DUP2 ADD DUP5 DUP2 GT ISZERO PUSH2 0x432 JUMPI PUSH1 0x0 DUP1 REVERT JUMPDEST DUP2 MLOAD DUP6 PUSH1 0x1 DUP3 MUL DUP4 ADD GT PUSH5 0x100000000 DUP3 GT OR ISZERO PUSH2 0x44F JUMPI PUSH1 0x0 DUP1 REVERT JUMPDEST POP POP SWAP3 SWAP2 SWAP1 POP POP POP SWAP1 POP DUP5 SWAP1 POP DUP2 PUSH20 0xFFFFFFFFFFFFFFFFFFFFFFFFFFFFFFFFFFFFFFFF AND PUSH4 0xE942B516 DUP8 DUP4 PUSH1 0x40 MLOAD DUP4 PUSH4 0xFFFFFFFF AND PUSH29 0x100000000000000000000000000000000000000000000000000000000 MUL DUP2 MSTORE PUSH1 0x4 ADD DUP1 DUP1 PUSH1 0x20 ADD DUP1 PUSH1 0x20 ADD DUP4 DUP2 SUB DUP4 MSTORE DUP6 DUP2 DUP2 MLOAD DUP2 MSTORE PUSH1 0x20 ADD SWAP2 POP DUP1 MLOAD SWAP1 PUSH1 0x20 ADD SWAP1 DUP1 DUP4 DUP4 PUSH1 0x0 JUMPDEST DUP4 DUP2 LT ISZERO PUSH2 0x4E9 JUMPI DUP1 DUP3 ADD MLOAD DUP2 DUP5 ADD MSTORE PUSH1 0x20 DUP2 ADD SWAP1 POP PUSH2 0x4CE JUMP JUMPDEST POP POP POP POP SWAP1 POP SWAP1 DUP2 ADD SWAP1 PUSH1 0x1F AND DUP1 ISZERO PUSH2 0x516 JUMPI DUP1 DUP3 SUB DUP1 MLOAD PUSH1 0x1 DUP4 PUSH1 0x20 SUB PUSH2 0x100 EXP SUB NOT AND DUP2 MSTORE PUSH1 0x20 ADD SWAP2 POP JUMPDEST POP DUP4 DUP2 SUB DUP3 MSTORE DUP5 DUP2 DUP2 MLOAD DUP2 MSTORE PUSH1 0x20 ADD SWAP2 POP DUP1 MLOAD SWAP1 PUSH1 0x20 ADD SWAP1 DUP1 DUP4 DUP4 PUSH1 0x0 JUMPDEST DUP4 DUP2 LT ISZERO PUSH2 0x54F JUMPI DUP1 DUP3 ADD MLOAD DUP2 DUP5 ADD MSTORE PUSH1 0x20 DUP2 ADD SWAP1 POP PUSH2 0x534 JUMP JUMPDEST POP POP POP POP SWAP1 POP SWAP1 DUP2 ADD SWAP1 PUSH1 0x1F AND DUP1 ISZERO PUSH2 0x57C JUMPI DUP1 DUP3 SUB DUP1 MLOAD PUSH1 0x1 DUP4 PUSH1 0x20 SUB PUSH2 0x100 EXP SUB NOT AND DUP2 MSTORE PUSH1 0x20 ADD SWAP2 POP JUMPDEST POP SWAP5 POP POP POP POP POP PUSH1 0x0 PUSH1 0x40 MLOAD DUP1 DUP4 SUB DUP2 PUSH1 0x0 DUP8 DUP1 EXTCODESIZE ISZERO DUP1 ISZERO PUSH2 0x59D JUMPI PUSH1 0x0 DUP1 REVERT JUMPDEST POP GAS CALL ISZERO DUP1 ISZERO PUSH2 0x5B1 JUMPI RETURNDATASIZE PUSH1 0x0 DUP1 RETURNDATACOPY RETURNDATASIZE PUSH1 0x0 REVERT JUMPDEST POP POP POP POP DUP2 PUSH20 0xFFFFFFFFFFFFFFFFFFFFFFFFFFFFFFFFFFFFFFFF AND PUSH4 0x693EC85E DUP7 PUSH1 0x40 MLOAD DUP3 PUSH4 0xFFFFFFFF AND PUSH29 0x100000000000000000000000000000000000000000000000000000000 MUL DUP2 MSTORE PUSH1 0x4 ADD DUP1 DUP1 PUSH1 0x20 ADD DUP3 DUP2 SUB DUP3 MSTORE DUP4 DUP2 DUP2 MLOAD DUP2 MSTORE PUSH1 0x20 ADD SWAP2 POP DUP1 MLOAD SWAP1 PUSH1 0x20 ADD SWAP1 DUP1 DUP4 DUP4 PUSH1 0x0 JUMPDEST DUP4 DUP2 LT ISZERO PUSH2 0x63D JUMPI DUP1 DUP3 ADD MLOAD DUP2 DUP5 ADD MSTORE PUSH1 0x20 DUP2 ADD SWAP1 POP PUSH2 0x622 JUMP JUMPDEST POP POP POP POP SWAP1 POP SWAP1 DUP2 ADD SWAP1 PUSH1 0x1F AND DUP1 ISZERO PUSH2 0x66A JUMPI DUP1 DUP3 SUB DUP1 MLOAD PUSH1 0x1 DUP4 PUSH1 0x20 SUB PUSH2 0x100 EXP SUB NOT AND DUP2 MSTORE PUSH1 0x20 ADD SWAP2 POP JUMPDEST POP SWAP3 POP POP POP PUSH1 0x0 PUSH1 0x40 MLOAD DUP1 DUP4 SUB DUP2 DUP7 DUP1 EXTCODESIZE ISZERO DUP1 ISZERO PUSH2 0x687 JUMPI PUSH1 0x0 DUP1 REVERT JUMPDEST POP GAS STATICCALL ISZERO DUP1 ISZERO PUSH2 0x69B JUMPI RETURNDATASIZE PUSH1 0x0 DUP1 RETURNDATACOPY RETURNDATASIZE PUSH1 0x0 REVERT JUMPDEST POP POP POP POP PUSH1 0x40 MLOAD RETURNDATASIZE PUSH1 0x0 DUP3 RETURNDATACOPY RETURNDATASIZE PUSH1 0x1F NOT PUSH1 0x1F DUP3 ADD AND DUP3 ADD DUP1 PUSH1 0x40 MSTORE POP PUSH1 0x20 DUP2 LT ISZERO PUSH2 0x6C5 JUMPI PUSH1 0x0 DUP1 REVERT JUMPDEST DUP2 ADD SWAP1 DUP1 DUP1 MLOAD PUSH5 0x100000000 DUP2 GT ISZERO PUSH2 0x6DD JUMPI PUSH1 0x0 DUP1 REVERT JUMPDEST DUP3 DUP2 ADD SWAP1 POP PUSH1 0x20 DUP2 ADD DUP5 DUP2 GT ISZERO <text:soft-page-break/>PUSH2 0x6F3 JUMPI PUSH1 0x0 DUP1 REVERT JUMPDEST DUP2 MLOAD DUP6 PUSH1 0x1 DUP3 MUL DUP4 ADD GT PUSH5 0x100000000 DUP3 GT OR ISZERO PUSH2 0x710 JUMPI PUSH1 0x0 DUP1 REVERT JUMPDEST POP POP SWAP3 SWAP2 SWAP1 POP POP POP SWAP1 POP DUP4 SWAP1 POP DUP2 PUSH20 0xFFFFFFFFFFFFFFFFFFFFFFFFFFFFFFFFFFFFFFFF AND PUSH4 0xE942B516 DUP7 DUP4 PUSH1 0x40 MLOAD DUP4 PUSH4 0xFFFFFFFF AND PUSH29 0x100000000000000000000000000000000000000000000000000000000 MUL DUP2 MSTORE PUSH1 0x4 ADD DUP1 DUP1 PUSH1 0x20 ADD DUP1 PUSH1 0x20 ADD DUP4 DUP2 SUB DUP4 MSTORE DUP6 DUP2 DUP2 MLOAD DUP2 MSTORE PUSH1 0x20 ADD SWAP2 POP DUP1 MLOAD SWAP1 PUSH1 0x20 ADD SWAP1 DUP1 DUP4 DUP4 PUSH1 0x0 JUMPDEST DUP4 DUP2 LT ISZERO PUSH2 0x7AA JUMPI DUP1 DUP3 ADD MLOAD DUP2 DUP5 ADD MSTORE PUSH1 0x20 DUP2 ADD SWAP1 POP PUSH2 0x78F JUMP JUMPDEST POP POP POP POP SWAP1 POP SWAP1 DUP2 ADD SWAP1 PUSH1 0x1F AND DUP1 ISZERO PUSH2 0x7D7 JUMPI DUP1 DUP3 SUB DUP1 MLOAD PUSH1 0x1 DUP4 PUSH1 0x20 SUB PUSH2 0x100 EXP SUB NOT AND DUP2 MSTORE PUSH1 0x20 ADD SWAP2 POP JUMPDEST POP DUP4 DUP2 SUB DUP3 MSTORE DUP5 DUP2 DUP2 MLOAD DUP2 MSTORE PUSH1 0x20 ADD SWAP2 POP DUP1</text:p>
      <text:p text:style-name="P3"><text:s/>MLOAD SWAP1 PUSH1 0x20 ADD SWAP1 DUP1 DUP4 DUP4 PUSH1 0x0 JUMPDEST DUP4 DUP2 LT ISZERO PUSH2 0x810 JUMPI DUP1 DUP3 ADD MLOAD DUP2 DUP5 ADD MSTORE PUSH1 0x20 DUP2 ADD SWAP1 POP PUSH2 0x7F5 JUMP JUMPDEST POP POP POP POP SWAP1 POP SWAP1 DUP2 ADD SWAP1 PUSH1 0x1F AND DUP1 ISZERO PUSH2 0x83D JUMPI DUP1 DUP3 SUB DUP1 MLOAD PUSH1 0x1 DUP4 PUSH1 0x20 SUB PUSH2 0x100 EXP SUB NOT AND DUP2 MSTORE PUSH1 0x20 ADD SWAP2 POP JUMPDEST POP SWAP5 POP POP POP POP POP PUSH1 0x0 PUSH1 0x40 MLOAD DUP1 DUP4 SUB DUP2 PUSH1 0x0 DUP8 DUP1 EXTCODESIZE ISZERO DUP1 ISZERO PUSH2 0x85E JUMPI PUSH1 0x0 DUP1 REVERT JUMPDEST POP GAS CALL ISZERO DUP1 ISZERO PUSH2 0x872 JUMPI RETURNDATASIZE PUSH1 0x0 DUP1 RETURNDATACOPY RETURNDATASIZE PUSH1 0x0 REVERT JUMPDEST POP POP POP POP DUP2 PUSH20 0xFFFFFFFFFFFFFFFFFFFFFFFFFFFFFFFFFFFFFFFF AND PUSH4 0x693EC85E DUP6 PUSH1 0x40 MLOAD DUP3 PUSH4 0xFFFFFFFF AND PUSH29 0x100000000000000000000000000000000000000000000000000000000 MUL DUP2 MSTORE PUSH1 0x4 ADD DUP1 DUP1 PUSH1 0x20 ADD DUP3 DUP2 SUB DUP3 MSTORE DUP4 DUP2 DUP2 MLOAD DUP2 MSTORE PUSH1 0x20 ADD SWAP2 POP DUP1 MLOAD SWAP1 PUSH1 0x20 ADD SWAP1 DUP1 DUP4 DUP4 PUSH1 0x0 JUMPDEST DUP4 DUP2 LT ISZERO PUSH2 0x8FE JUMPI DUP1 DUP3 ADD MLOAD DUP2 DUP5 ADD MSTORE PUSH1 0x20 DUP2 ADD SWAP1 POP PUSH2 0x8E3 JUMP JUMPDEST POP POP POP POP SWAP1 POP SWAP1 DUP2 ADD SWAP1 PUSH1 0x1F AND DUP1 ISZERO PUSH2 0x92B JUMPI DUP1 DUP3 SUB DUP1 MLOAD PUSH1 0x1 DUP4 PUSH1 0x20 SUB PUSH2 0x100 EXP SUB NOT AND DUP2 MSTORE PUSH1 0x20 ADD SWAP2 POP JUMPDEST POP SWAP3 POP POP POP PUSH1 0x0 PUSH1 0x40 MLOAD DUP1 DUP4 SUB DUP2 DUP7 DUP1 EXTCODESIZE ISZERO DUP1 ISZERO PUSH2 0x948 JUMPI PUSH1 0x0 DUP1 REVERT JUMPDEST POP GAS STATICCALL ISZERO DUP1 ISZERO PUSH2 0x95C JUMPI RETURNDATASIZE PUSH1 0x0 DUP1 RETURNDATACOPY RETURNDATASIZE PUSH1 0x0 REVERT JUMPDEST POP POP POP POP PUSH1 0x40 MLOAD RETURNDATASIZE PUSH1 0x0 DUP3 RETURNDATACOPY RETURNDATASIZE PUSH1 0x1F NOT PUSH1 0x1F DUP3 ADD AND DUP3 ADD DUP1 PUSH1 0x40 MSTORE POP PUSH1 0x20 DUP2 LT ISZERO PUSH2 0x986 JUMPI PUSH1 0x0 DUP1 REVERT JUMPDEST DUP2 ADD SWAP1 DUP1 DUP1 MLOAD PUSH5 0x100000000 DUP2 GT ISZERO PUSH2 0x99E JUMPI PUSH1 0x0 DUP1 REVERT JUMPDEST DUP3 DUP2 ADD SWAP1 POP PUSH1 0x20 DUP2 ADD DUP5 DUP2 GT ISZERO PUSH2 0x9B4 JUMPI PUSH1 0x0 DUP1 REVERT JUMPDEST DUP2 MLOAD DUP6 PUSH1 0x1 DUP3 MUL DUP4 ADD GT PUSH5 0x100000000 DUP3 GT OR ISZERO PUSH2 0x9D1 JUMPI PUSH1 0x0 DUP1 REVERT JUMPDEST POP POP SWAP3 SWAP2 SWAP1 POP POP <text:soft-page-break/>POP SWAP1 POP DUP3 SWAP1 POP DUP2 PUSH20 0xFFFFFFFFFFFFFFFFFFFFFFFFFFFFFFFFFFFFFFFF AND PUSH4 0xE942B516 DUP6 DUP4 PUSH1 0x40 MLOAD DUP4 PUSH4 0xFFFFFFFF AND PUSH29 0x100000000000000000000000000000000000000000000000000000000 MUL DUP2 MSTORE PUSH1 0x4 ADD DUP1 DUP1 PUSH1 0x20 ADD DUP1 PUSH1 0x20 ADD DUP4 DUP2 SUB DUP4 MSTORE DUP6 DUP2 DUP2 MLOAD DUP2 MSTORE PUSH1 0x20 ADD SWAP2 POP DUP1 MLOAD SWAP1 PUSH1 0x20 ADD SWAP1 DUP1 DUP4 DUP4 PUSH1 0x0 JUMPDEST DUP4 DUP2 LT ISZERO PUSH2 0xA6B JUMPI DUP1 DUP3 ADD MLOAD DUP2 DUP5 ADD MSTORE PUSH1 0x20 DUP2 ADD SWAP1 POP PUSH2 0xA50 JUMP JUMPDEST POP POP POP POP SWAP1 POP SWAP1 DUP2 ADD SWAP1 PUSH1 0x1F AND DUP1 ISZERO PUSH2 0xA98 JUMPI DUP1 DUP3 SUB DUP1 MLOAD PUSH1 0x1 DUP4 PUSH1 0x20 SUB PUSH2 0x100 EXP SUB NOT AND DUP2 MSTORE PUSH1 0x20 ADD SWAP2 POP JUMPDEST POP DUP4 DUP2 SUB DUP3 MSTORE DUP5 DUP2 DUP2 MLOAD DUP2 MSTORE PUSH1 0x20 ADD SWAP2 POP DUP1 MLOAD SWAP1 PUSH1 0x20 ADD SWAP1 DUP1 DUP4 DUP4 PUSH1 0x0 JUMPDEST DUP4 DUP2 LT ISZERO PUSH2 0xAD1 JUMPI DUP1 DUP3 ADD MLOAD DUP2 DUP5 ADD MSTORE PUSH1 0x20 DUP2 ADD SWAP1 POP PUSH2 0xAB6 JUMP JUMPDEST POP POP POP POP SWAP1 POP SWAP1 DUP2 ADD SWAP1 PUSH1 0x1F AND DUP1 ISZERO PUSH2 0xAFE JUMPI DUP1 DUP3 SUB DUP1 MLOAD PUSH1 0x1 DUP4 PUSH1 0x20 SUB PUSH2 0x100 EXP SUB NOT AND DUP2 MSTORE PUSH1 0x20 ADD SWAP2 POP JUMPDEST POP SWAP5 POP POP POP POP POP PUSH1 0x0 PUSH1 0x40 MLOAD DUP1 DUP4 SUB DUP2 PUSH1 0x0 DUP8 DUP1 EXTCODESIZE ISZERO DUP1 ISZERO PUSH2 0xB1F JUMPI PUSH1 0x0 DUP1 REVERT JUMPDEST POP GAS CALL ISZERO DUP1 ISZERO PUSH2 0xB33 JUMPI RETURNDATASIZE PUSH1 0x0 DUP1 RETURNDATACOPY RETURNDATASIZE PUSH1 0x0 REVERT JUMPDEST POP POP POP POP DUP2 PUSH20 0xFFFFFFFFFFFFFFFFFFFFFFFFFFFFFFFFFFFFFFFF AND PUSH4 0x693EC85E DUP5 PUSH1 0x40 MLOAD DUP3 PUSH4 0xFFFFFFFF AND PUSH29 0x100000000000000000000000000000000000000000000000000000000 MUL DUP2 MSTORE PUSH1 0x4 ADD DUP1 DUP1 PUSH1 0x20 ADD DUP3 DUP2 SUB DUP3 MSTORE DUP4 DUP2 DUP2 MLOAD DUP2 MSTORE PUSH1 0x20 ADD SWAP2 POP DUP1 MLOAD SWAP1 PUSH1 0x20 ADD SWAP1 DUP1 DUP4 DUP4 PUSH1 0x0 JUMPDEST DUP4 DUP2 LT ISZERO PUSH2 0xBBF JUMPI DUP1 DUP3 ADD MLOAD DUP2 DUP5 ADD MSTORE PUSH1 0x20 DUP2 ADD SWAP1 POP PUSH2 0xBA4 JUMP JUMPDEST POP POP POP POP SWAP1 POP SWAP1 DUP2 ADD SWAP1 PUSH1 0x1F AND DUP1 ISZERO PUSH2 0xBEC JUMPI DUP1 DUP3 SUB DUP1 MLOAD PUSH1 0x1 DUP4 PUSH1 0x20 SUB PUSH2 0x100 EXP SUB NOT AND DUP2 MSTORE PUSH1 0x20 ADD SWAP2 POP JUMPDEST POP SWAP3 POP POP POP PUSH1 0x0 PUSH1 0x40 MLOAD DUP1 DUP4 SUB DUP2 DUP7 DUP1 EXTCODESIZE ISZERO DUP1 ISZERO PUSH2 0xC09 JUMPI PUSH1 0x0 DUP1 REVERT JUMPDEST POP GAS STATICCALL ISZERO DUP1 ISZERO PUSH2 0xC1D JUMPI RETURNDATASIZE PUSH1 0x0 DUP1 RETURNDATACOPY RETURNDATASIZE PUSH1 0x0 REVERT JUMPDEST POP POP POP POP PUSH1 0x40 MLOAD RETURNDATASIZE PUSH1 0x0 DUP3 RETURNDATACOPY RETURNDATASIZE PUSH1 0x1F NOT PUSH1 0x1F DUP3 ADD AND DUP3 ADD DUP1 PUSH1 0x40 MSTORE POP PUSH1 0x20 DUP2 LT ISZERO PUSH2 0xC47 JUMPI PUSH1 0x0 DUP1 REVERT JUMPDEST DUP2 ADD SWAP1 DUP1 DUP1 MLOAD PUSH5 0x100000000 DUP2 GT ISZERO PUSH2 0xC5F JUMPI PUSH1 0x0 DUP1 REVERT JUMPDEST DUP3 DUP2 ADD SWAP1 POP PUSH1 0x20 DUP2 ADD DUP5 DUP2 GT ISZERO PUSH2 0xC75 JUMPI PUSH1 0x0 DUP1 REVERT JUMPDEST DUP2 MLOAD DUP6 PUSH1 0x1 DUP3 MUL DUP4 ADD GT PUSH5 0x100000000 DUP3 GT OR ISZERO PUSH2 0xC92 JUMPI PUSH1 0x0 DUP1 REVERT JUMPDEST POP POP SWAP3 SWAP2 SWAP1 POP POP POP SWAP1 POP DUP6 SWAP1 POP DUP2 PUSH20 0xFFFFFFFFFFFFFFFFFFFFFFFFFFFFFFFFFFFFFFFF AND PUSH4 0xE942B516 DUP5 DUP4 PUSH1 0x40 MLOAD DUP4 PUSH4 0xFFFFFFFF AND PUSH29 0x100000000000000000000000000000000000000000000000000000000 MUL DUP2 MSTORE <text:soft-page-break/>PUSH1 0x4 ADD DUP1 DUP1 PUSH1 0x20 ADD DUP1 PUSH1 0x20 ADD DUP4 DUP2 SUB DUP4 MSTORE DUP6 DUP2 DUP2 MLOAD DUP2 MSTORE PUSH1 0x20 ADD SWAP2 POP DUP1 MLOAD SWAP1 PUSH1 0x20 ADD SWAP1 DUP1 DUP4 DUP4 PUSH1 0x0 JUMPDEST DUP4 DUP2 LT ISZERO PUSH2 0xD2C JUMPI DUP1 DUP3 ADD MLOAD DUP2 DUP5 ADD MSTORE PUSH1 0x20 DUP2 ADD SWAP1 POP PUSH2 0xD11 JUMP JUMPDEST POP POP POP POP SWAP1 POP SWAP1 DUP2 ADD SWAP1 PUSH1 0x1F AND DUP1 ISZERO PUSH2 0xD59 JUMPI DUP1 DUP3 SUB DUP1 MLOAD PUSH1 0x1 DUP4 PUSH1 0x20 SUB PUSH2 0x100 EXP SUB NOT AND DUP2 MSTORE PUSH1 0x20 ADD SWAP2 POP JUMPDEST POP DUP4 DUP2 SUB DUP3 MSTORE DUP5 DUP2 DUP2 MLOAD DUP2 MSTORE PUSH1 0x20 ADD SWAP2 POP DUP1 MLOAD SWAP1 PUSH1 0x20 ADD SWAP1 DUP1 DUP4 DUP4 PUSH1 0x0 JUMPDEST DUP4 DUP2 LT ISZERO PUSH2 0xD92 JUMPI DUP1 DUP3 ADD MLOAD DUP2 DUP5 ADD MSTORE PUSH1 0x20 DUP2 ADD SWAP1 POP PUSH2 0xD77 JUMP JUMPDEST POP POP POP POP SWAP1 POP SWAP1 DUP2 ADD SWAP1 PUSH1 0x1F AND DUP1 ISZERO PUSH2 0xDBF JUMPI DUP1 DUP3 SUB DUP1 MLOAD PUSH1 0x1 DUP4 PUSH1 0x20 SUB PUSH2 0x100 EXP SUB NOT AND DUP2 MSTORE PUSH1 0x20 ADD SWAP2 POP JUMPDEST POP SWAP5 POP POP POP POP POP PUSH1 0x0 PUSH1 0x40 MLOAD DUP1 DUP4 SUB DUP2 PUSH1 0x0 DUP8 DUP1 EXTCODESIZE ISZERO DUP1 ISZERO PUSH2 0xDE0 JUMPI PUSH1 0x0 DUP1 REVERT JUMPDEST POP GAS CALL ISZERO DUP1 ISZERO PUSH2 0xDF4 JUMPI RETURNDATASIZE PUSH1 0x0 DUP1 RETURNDATACOPY RETURNDATASIZE PUSH1 0x0 REVERT JUMPDEST POP POP POP POP POP POP POP POP POP POP POP JUMP INVALID LOG1 PUSH6 0x627A7A723058 KECCAK256 DUP9 0x24 CALL 0xad CALLER PUSH32 0x8EDB8E94097AF15965AE3650DCEDEC4D49B8C4C3346540C2A58E002900000000 ",</text:p>
      <text:p text:style-name="P3"><text:tab/>"sourceMap": "240:1042:0:-;;;;8:9:-1;5:2;;;30:1;27;20:12;5:2;240:1042:0;;;;;;;"</text:p>
      <text:p text:style-name="P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4T23:10:44.294277141</meta:creation-date>
    <dc:date>2020-07-26T14:34:27.847448060</dc:date>
    <meta:editing-duration>PT1H6M56S</meta:editing-duration>
    <meta:editing-cycles>4</meta:editing-cycles>
    <meta:generator>LibreOffice/6.4.4.2$Linux_X86_64 LibreOffice_project/40$Build-2</meta:generator>
    <meta:document-statistic meta:table-count="0" meta:image-count="0" meta:object-count="0" meta:page-count="8" meta:paragraph-count="28" meta:word-count="3111" meta:character-count="26138" meta:non-whitespace-character-count="23066"/>
  </office:meta>
</office:document-meta>
</file>